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table-cell-properties style:vertical-align="top" fo:wrap-option="wrap"/>
      <style:text-properties style:font-name="Arial" style:font-name-asian="Arial" style:font-name-complex="Arial" fo:font-size="11pt" style:font-size-asian="11pt" style:font-size-complex="11pt"/>
    </style:style>
    <style:style style:name="ce2"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1pt" style:font-size-asian="11pt" style:font-size-complex="11pt"/>
    </style:style>
    <style:style style:name="ce3" style:family="table-cell" style:parent-style-name="Default" style:data-style-name="N0">
      <style:table-cell-properties style:vertical-align="top" fo:wrap-option="wrap"/>
      <style:text-properties fo:color="#3E454C" style:font-name="Arial" style:font-name-asian="Arial" style:font-name-complex="Arial" fo:font-size="11pt" style:font-size-asian="11pt" style:font-size-complex="11pt"/>
    </style:style>
    <style:style style:name="ce4" style:family="table-cell" style:parent-style-name="Default" style:data-style-name="N3">
      <style:table-cell-properties style:vertical-align="top" fo:wrap-option="wrap"/>
      <style:text-properties style:font-name="Arial" style:font-name-asian="Arial" style:font-name-complex="Arial" fo:font-size="11pt" style:font-size-asian="11pt" style:font-size-complex="11pt"/>
    </style:style>
    <style:style style:name="ce5" style:family="table-cell" style:parent-style-name="Default" style:data-style-name="N0">
      <style:table-cell-properties style:vertical-align="top" fo:wrap-option="wrap" fo:background-color="#FFFF00"/>
      <style:text-properties style:font-name="Arial" style:font-name-asian="Arial" style:font-name-complex="Arial" fo:font-size="11pt" style:font-size-asian="11pt" style:font-size-complex="11pt"/>
    </style:style>
    <style:style style:name="co1" style:family="table-column">
      <style:table-column-properties fo:break-before="auto" style:column-width="2.301875cm"/>
    </style:style>
    <style:style style:name="co2" style:family="table-column">
      <style:table-column-properties fo:break-before="auto" style:column-width="4.31270833333333cm"/>
    </style:style>
    <style:style style:name="co3" style:family="table-column">
      <style:table-column-properties fo:break-before="auto" style:column-width="2.69875cm"/>
    </style:style>
    <style:style style:name="co4" style:family="table-column">
      <style:table-column-properties fo:break-before="auto" style:column-width="3.01625cm"/>
    </style:style>
    <style:style style:name="co5" style:family="table-column">
      <style:table-column-properties fo:break-before="auto" style:column-width="3.20145833333333cm"/>
    </style:style>
    <style:style style:name="co6" style:family="table-column">
      <style:table-column-properties fo:break-before="auto" style:column-width="1.79916666666667cm"/>
    </style:style>
    <style:style style:name="co7" style:family="table-column">
      <style:table-column-properties fo:break-before="auto" style:column-width="3.30729166666667cm"/>
    </style:style>
    <style:style style:name="co8" style:family="table-column">
      <style:table-column-properties fo:break-before="auto" style:column-width="20.6375cm"/>
    </style:style>
    <style:style style:name="co9" style:family="table-column">
      <style:table-column-properties fo:break-before="auto" style:column-width="2.32833333333333cm"/>
    </style:style>
    <style:style style:name="ro1" style:family="table-row">
      <style:table-row-properties style:row-height="14.25pt" style:use-optimal-row-height="true" fo:break-before="auto"/>
    </style:style>
    <style:style style:name="ro2" style:family="table-row">
      <style:table-row-properties style:row-height="71.25pt" style:use-optimal-row-height="true" fo:break-before="auto"/>
    </style:style>
    <style:style style:name="ro3" style:family="table-row">
      <style:table-row-properties style:row-height="114pt" style:use-optimal-row-height="true" fo:break-before="auto"/>
    </style:style>
    <style:style style:name="ro4" style:family="table-row">
      <style:table-row-properties style:row-height="128.25pt" style:use-optimal-row-height="true" fo:break-before="auto"/>
    </style:style>
    <style:style style:name="ro5" style:family="table-row">
      <style:table-row-properties style:row-height="85.5pt" style:use-optimal-row-height="true" fo:break-before="auto"/>
    </style:style>
    <style:style style:name="ro6" style:family="table-row">
      <style:table-row-properties style:row-height="57pt" style:use-optimal-row-height="true" fo:break-before="auto"/>
    </style:style>
    <style:style style:name="ro7"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Hoja1"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1015" table:default-cell-style-name="ce1"/>
        <table:table-column table:style-name="co9" table:number-columns-repeated="15360" table:default-cell-style-name="ce1"/>
        <table:table-row table:style-name="ro1">
          <table:table-cell office:value-type="string" table:style-name="ce1">
            <text:p>idpregrado</text:p>
          </table:table-cell>
          <table:table-cell office:value-type="string" table:style-name="ce2">
            <text:p>nombre</text:p>
          </table:table-cell>
          <table:table-cell office:value-type="string" table:style-name="ce1">
            <text:p>precio</text:p>
          </table:table-cell>
          <table:table-cell office:value-type="string" table:style-name="ce1">
            <text:p>iduniversidad</text:p>
          </table:table-cell>
          <table:table-cell office:value-type="string" table:style-name="ce2">
            <text:p>titulo</text:p>
          </table:table-cell>
          <table:table-cell office:value-type="string" table:style-name="ce1">
            <text:p>disciplina</text:p>
          </table:table-cell>
          <table:table-cell office:value-type="string" table:style-name="ce2">
            <text:p>duración</text:p>
          </table:table-cell>
          <table:table-cell office:value-type="string" table:style-name="ce2">
            <text:p>salariopromedio</text:p>
          </table:table-cell>
          <table:table-cell office:value-type="string" table:style-name="ce2">
            <text:p>descripcion</text:p>
          </table:table-cell>
          <table:table-cell table:number-columns-repeated="16375"/>
        </table:table-row>
        <table:table-row table:style-name="ro2">
          <table:table-cell office:value-type="float" office:value="1" table:style-name="ce1">
            <text:p>1</text:p>
          </table:table-cell>
          <table:table-cell office:value-type="string" table:style-name="ce3">
            <text:p>Derecho</text:p>
          </table:table-cell>
          <table:table-cell table:style-name="ce1"/>
          <table:table-cell office:value-type="float" office:value="8" table:style-name="ce1">
            <text:p>8</text:p>
          </table:table-cell>
          <table:table-cell office:value-type="string" table:style-name="ce1">
            <text:p>Abogado </text:p>
          </table:table-cell>
          <table:table-cell office:value-type="string" table:style-name="ce1">
            <text:p>Ciencias sociales y humanas</text:p>
          </table:table-cell>
          <table:table-cell office:value-type="float" office:value="10" table:style-name="ce1">
            <text:p>10</text:p>
          </table:table-cell>
          <table:table-cell office:value-type="float" office:value="2233812" table:style-name="ce4">
            <text:p>2.233.812</text:p>
          </table:table-cell>
          <table:table-cell office:value-type="string" table:style-name="ce1">
            <text:p>El programa de Derecho pretende formar un profesional Consciente de la función social que debe desarrollar a través del ejercicio del Derecho, siempre con vocación de justicia, servicio y solidaridad social. Responsable de sus deberes éticos para con la sociedad, el Estado y la propia profesión. Con aptitudes y actitudes propias de la profesión de abogado, agente ético cuyos actos estén regulados por los valores humanos. Capaz de tomar decisiones en los diferentes momentos y escenarios que se le presenten en su ejercicio profesional.</text:p>
          </table:table-cell>
          <table:table-cell table:number-columns-repeated="16375"/>
        </table:table-row>
        <table:table-row table:style-name="ro2">
          <table:table-cell office:value-type="float" office:value="2" table:style-name="ce1">
            <text:p>2</text:p>
          </table:table-cell>
          <table:table-cell office:value-type="string" table:style-name="ce3">
            <text:p>Investigación criminal</text:p>
          </table:table-cell>
          <table:table-cell table:style-name="ce1"/>
          <table:table-cell office:value-type="float" office:value="8" table:style-name="ce1">
            <text:p>8</text:p>
          </table:table-cell>
          <table:table-cell office:value-type="string" table:style-name="ce1">
            <text:p>Profesional en Investigación Criminal</text:p>
          </table:table-cell>
          <table:table-cell office:value-type="string" table:style-name="ce1">
            <text:p>Ciencias sociales y humanas</text:p>
          </table:table-cell>
          <table:table-cell office:value-type="float" office:value="9" table:style-name="ce1">
            <text:p>9</text:p>
          </table:table-cell>
          <table:table-cell table:style-name="ce5"/>
          <table:table-cell office:value-type="string" table:style-name="ce1">
            <text:p>Formar integralmente profesionales en investigación criminal, competentes en la solución de los problemas propios de su ramo, la lucha contra la injusticia, la impunidad y cualquier forma de crimen, a través de la aplicación de las ciencias forenses, respondiendo al reto de apoyar a nuestro sistema judicial en la lucha contra la injusticia, fomentando la cultura investigativa mediante la enseñanza libre, en un ambiente de excelencia académica, responsabilidad social, guiados además por el lema universitario de Ciencia y libertad.</text:p>
          </table:table-cell>
          <table:table-cell table:number-columns-repeated="16375"/>
        </table:table-row>
        <table:table-row table:style-name="ro3">
          <table:table-cell office:value-type="float" office:value="3" table:style-name="ce1">
            <text:p>3</text:p>
          </table:table-cell>
          <table:table-cell office:value-type="string" table:style-name="ce3">
            <text:p>Psicología</text:p>
          </table:table-cell>
          <table:table-cell table:style-name="ce1"/>
          <table:table-cell office:value-type="float" office:value="8" table:style-name="ce1">
            <text:p>8</text:p>
          </table:table-cell>
          <table:table-cell office:value-type="string" table:style-name="ce1">
            <text:p>Psicólogo</text:p>
          </table:table-cell>
          <table:table-cell office:value-type="string" table:style-name="ce1">
            <text:p>Ciencias sociales y humanas</text:p>
          </table:table-cell>
          <table:table-cell office:value-type="float" office:value="9" table:style-name="ce1">
            <text:p>9</text:p>
          </table:table-cell>
          <table:table-cell table:style-name="ce5"/>
          <table:table-cell office:value-type="string" table:style-name="ce1">
            <text:p>Una sólida formación psicológica construye un profesional íntegro y competente, capaz de afrontar los nuevos retos de la sociedad, aportando adecuadas y novedosas soluciones desde la psicología y sus ciencias auxiliares. El programa de Psicología mantiene su compromiso de aportar a la solución de problemas sociales y de salud de la población colombiana, y por ello ofrece a la comunidad el pregrado de en Psicología como una contribución al desarrollo de las ciencias sociales. En tal sentido, el Programa de Psicología se orienta en diversos campos de acción con alta pertinencia social en las áreas educativas, sociales y comunitarias, organizacionales, clínicas y jurídico-forenses, las cuales posibilitan la formación integral de profesionales comprometidos con la solución problemas y la promoción del desarrollo humano.</text:p>
          </table:table-cell>
          <table:table-cell table:number-columns-repeated="16375"/>
        </table:table-row>
        <table:table-row table:style-name="ro2">
          <table:table-cell office:value-type="float" office:value="4" table:style-name="ce1">
            <text:p>4</text:p>
          </table:table-cell>
          <table:table-cell office:value-type="string" table:style-name="ce3">
            <text:p>Administración de empresas</text:p>
          </table:table-cell>
          <table:table-cell table:style-name="ce1"/>
          <table:table-cell office:value-type="float" office:value="8" table:style-name="ce1">
            <text:p>8</text:p>
          </table:table-cell>
          <table:table-cell office:value-type="string" table:style-name="ce1">
            <text:p>Administrador de Empresas</text:p>
          </table:table-cell>
          <table:table-cell office:value-type="string" table:style-name="ce1">
            <text:p>Administrativas</text:p>
          </table:table-cell>
          <table:table-cell office:value-type="float" office:value="9" table:style-name="ce1">
            <text:p>9</text:p>
          </table:table-cell>
          <table:table-cell office:value-type="float" office:value="2044617" table:style-name="ce4">
            <text:p>2.044.617</text:p>
          </table:table-cell>
          <table:table-cell office:value-type="string" table:style-name="ce1">
            <text:p>El administrador egresado de la Universidad de Medellín es una persona con formación integral fundamentada en la libertad y en la responsabilidad social, competente para dirigir organizaciones en ambientes complejos y cambiantes, y capaz de gestionar nuevas culturas organizacionales. El egresado responde a las necesidades del medio laboral, con posibilidades de crear su propia empresa o de desempeñarse en cualquier organización de los sectores público y privado.</text:p>
          </table:table-cell>
          <table:table-cell table:number-columns-repeated="16375"/>
        </table:table-row>
        <table:table-row table:style-name="ro4">
          <table:table-cell office:value-type="float" office:value="5" table:style-name="ce1">
            <text:p>5</text:p>
          </table:table-cell>
          <table:table-cell office:value-type="string" table:style-name="ce3">
            <text:p>Administración de empresas turísticas</text:p>
          </table:table-cell>
          <table:table-cell table:style-name="ce1"/>
          <table:table-cell office:value-type="float" office:value="8" table:style-name="ce1">
            <text:p>8</text:p>
          </table:table-cell>
          <table:table-cell office:value-type="string" table:style-name="ce1">
            <text:p>Administrador de Empresas Turísticas</text:p>
          </table:table-cell>
          <table:table-cell office:value-type="string" table:style-name="ce1">
            <text:p>Administrativas</text:p>
          </table:table-cell>
          <table:table-cell office:value-type="float" office:value="9" table:style-name="ce1">
            <text:p>9</text:p>
          </table:table-cell>
          <table:table-cell office:value-type="float" office:value="1710125" table:style-name="ce4">
            <text:p>1.710.125</text:p>
          </table:table-cell>
          <table:table-cell office:value-type="string" table:style-name="ce1">
            <text:p>Son objeto de estudio de la Administración de Empresas Turísticas las organizaciones del sector Turismo, entendidas como sistemas sociales, artificiales, dinámicos y complejos, conformadas con el propósito de cumplir unos objetivos. Entre estas organizaciones se pueden mencionar: hoteles, restaurantes, agencias de viajes, aerolíneas, empresas de transporte terrestre, líneas de cruceros marítimos, promotoras y entes gubernamentales de turismo nacional, regional y local. Incluso un Administrador de Empresas Turísticas está en capacidad de orientar clínicas, hospitales y centros de acondicionamiento físico y mental. Hace parte también, de su objeto de estudio, la Gestión de esas organizaciones, a partir de la comprensión de las relaciones que se dan en su interior y con su entorno, del proceso de toma de decisiones y de la aplicación de conceptos derivados del pensamiento administrativo.</text:p>
          </table:table-cell>
          <table:table-cell table:number-columns-repeated="16375"/>
        </table:table-row>
        <table:table-row table:style-name="ro4">
          <table:table-cell office:value-type="float" office:value="6" table:style-name="ce1">
            <text:p>6</text:p>
          </table:table-cell>
          <table:table-cell office:value-type="string" table:style-name="ce3">
            <text:p>Administración de agronegocios</text:p>
          </table:table-cell>
          <table:table-cell table:style-name="ce1"/>
          <table:table-cell office:value-type="float" office:value="8" table:style-name="ce1">
            <text:p>8</text:p>
          </table:table-cell>
          <table:table-cell office:value-type="string" table:style-name="ce1">
            <text:p>Administrador de Agronegocios</text:p>
          </table:table-cell>
          <table:table-cell office:value-type="string" table:style-name="ce1">
            <text:p>Administrativas</text:p>
          </table:table-cell>
          <table:table-cell office:value-type="float" office:value="9" table:style-name="ce1">
            <text:p>9</text:p>
          </table:table-cell>
          <table:table-cell table:style-name="ce5"/>
          <table:table-cell office:value-type="string" table:style-name="ce1">
            <text:p>Esta carrera tiene como finalidad que el(la) profesional desarrolle una visión más amplia sobre la actividad técnica y empresarial propia del sector agropecuario y agroindustrial a través del uso de herramientas y prácticas modernas de planificación, organización y ejecución de programas y proyectos agropecuarios agroindustriales. Ello le permitirá alcanzar estándares de eficiencia y eficacia que impacten de forma positiva en la actividad económica del país. Los(as) administradores de agronegocios serán profesionales capaces de entender y aplicar tecnologías de producción y agregación de valor coherentes con las necesidades que el mercado demanda al sector agropecuario y agroindustrial, a fin de garantizar niveles de productividad, rentabilidad y sostenibilidad que dinamicen el proceso de desarrollo rural, agroindustrial y la seguridad alimentaria de la región. Todo ello tomando en cuenta la conservación del medio ambiente.</text:p>
          </table:table-cell>
          <table:table-cell table:number-columns-repeated="16375"/>
        </table:table-row>
        <table:table-row table:style-name="ro4">
          <table:table-cell office:value-type="float" office:value="7" table:style-name="ce1">
            <text:p>7</text:p>
          </table:table-cell>
          <table:table-cell office:value-type="string" table:style-name="ce3">
            <text:p>Contaduría Pública</text:p>
          </table:table-cell>
          <table:table-cell table:style-name="ce1"/>
          <table:table-cell office:value-type="float" office:value="8" table:style-name="ce1">
            <text:p>8</text:p>
          </table:table-cell>
          <table:table-cell office:value-type="string" table:style-name="ce1">
            <text:p>Contador Público</text:p>
          </table:table-cell>
          <table:table-cell office:value-type="string" table:style-name="ce1">
            <text:p>Administrativas</text:p>
          </table:table-cell>
          <table:table-cell office:value-type="float" office:value="9" table:style-name="ce1">
            <text:p>9</text:p>
          </table:table-cell>
          <table:table-cell office:value-type="float" office:value="2112095" table:style-name="ce4">
            <text:p>2.112.095</text:p>
          </table:table-cell>
          <table:table-cell office:value-type="string" table:style-name="ce1">
            <text:p>El egresado de Contaduría Pública de la Universidad de Medellín tendrá la capacidad de desenvolverse en entornos económicos y tecnológicos globalizados, con el fin de solucionar desde sus competencias técnico-científicas problemas concernientes a la construcción, control y certificación de información, para comunicarla de manera efectiva como conocimiento útil en el proceso de desarrollo de oportunidades presentes y futuras de las personas y las organizaciones, especialmente en los campos financiero y tributario. Además, el Contador Público de la Universidad de Medellín, tendrá plena conciencia de la importancia e impacto social y humano del ejercicio de la profesión y la ejerza con los más altos estándares éticos generando en los usuarios de sus ideas, plena confianza en la integridad de los resultados obtenidos sobre la base de la constante actualización de sus conocimientos, de manera que puedan plantear caminos alternativos que transformen la realidad. </text:p>
          </table:table-cell>
          <table:table-cell table:number-columns-repeated="16375"/>
        </table:table-row>
        <table:table-row table:style-name="ro5">
          <table:table-cell office:value-type="float" office:value="8" table:style-name="ce1">
            <text:p>8</text:p>
          </table:table-cell>
          <table:table-cell office:value-type="string" table:style-name="ce3">
            <text:p>Economía</text:p>
          </table:table-cell>
          <table:table-cell table:style-name="ce1"/>
          <table:table-cell office:value-type="float" office:value="8" table:style-name="ce1">
            <text:p>8</text:p>
          </table:table-cell>
          <table:table-cell office:value-type="string" table:style-name="ce1">
            <text:p>Economista</text:p>
          </table:table-cell>
          <table:table-cell office:value-type="string" table:style-name="ce1">
            <text:p>Administrativas</text:p>
          </table:table-cell>
          <table:table-cell office:value-type="float" office:value="9" table:style-name="ce1">
            <text:p>9</text:p>
          </table:table-cell>
          <table:table-cell office:value-type="float" office:value="2432410" table:style-name="ce4">
            <text:p>2.432.410</text:p>
          </table:table-cell>
          <table:table-cell office:value-type="string" table:style-name="ce1">
            <text:p>El economista de la Universidad de Medellín, gracias a su formación académica, puede desempeñarse tanto en el sector público como en el privado; dicho entorno está marcado por un profundo sentido práctico de tratamiento de la actividad económica y de las modernas metodologías de organización y control, tanto de los procesos productivos como de los aspectos financieros y ambientales. Su formación integral le permite, además, competir efectivamente, en otros sectores económicos, dada su capacidad investigativa y analítica, su sólida formación en finanzas, en formulación y evaluación proyectos de inversión y su capacidad de liderazgo.</text:p>
          </table:table-cell>
          <table:table-cell table:number-columns-repeated="16375"/>
        </table:table-row>
        <table:table-row table:style-name="ro6">
          <table:table-cell office:value-type="float" office:value="9" table:style-name="ce1">
            <text:p>9</text:p>
          </table:table-cell>
          <table:table-cell office:value-type="string" table:style-name="ce3">
            <text:p>Mercadeo</text:p>
          </table:table-cell>
          <table:table-cell table:style-name="ce1"/>
          <table:table-cell office:value-type="float" office:value="8" table:style-name="ce1">
            <text:p>8</text:p>
          </table:table-cell>
          <table:table-cell office:value-type="string" table:style-name="ce1">
            <text:p>Profesional en Mercadeo</text:p>
          </table:table-cell>
          <table:table-cell office:value-type="string" table:style-name="ce1">
            <text:p>Administrativas</text:p>
          </table:table-cell>
          <table:table-cell office:value-type="float" office:value="9" table:style-name="ce1">
            <text:p>9</text:p>
          </table:table-cell>
          <table:table-cell table:style-name="ce5"/>
          <table:table-cell office:value-type="string" table:style-name="ce1">
            <text:p>El profesional en Mercadeo egresado de la Universidad de Medellín es una persona con formación integral fundamentada en la libertad y en la responsabilidad social, competente para dirigir el mercadeo en organizaciones con ambientes complejos y cambiantes, capaz de transformar culturas organizacionales y gestionar nuevos procesos.</text:p>
          </table:table-cell>
          <table:table-cell table:number-columns-repeated="16375"/>
        </table:table-row>
        <table:table-row table:style-name="ro2">
          <table:table-cell office:value-type="float" office:value="10" table:style-name="ce1">
            <text:p>10</text:p>
          </table:table-cell>
          <table:table-cell office:value-type="string" table:style-name="ce3">
            <text:p>Negocios internacionales</text:p>
          </table:table-cell>
          <table:table-cell table:style-name="ce1"/>
          <table:table-cell office:value-type="float" office:value="8" table:style-name="ce1">
            <text:p>8</text:p>
          </table:table-cell>
          <table:table-cell office:value-type="string" table:style-name="ce1">
            <text:p>Profesional en Negocios Internacionales</text:p>
          </table:table-cell>
          <table:table-cell office:value-type="string" table:style-name="ce1">
            <text:p>Administrativas</text:p>
          </table:table-cell>
          <table:table-cell office:value-type="float" office:value="9" table:style-name="ce1">
            <text:p>9</text:p>
          </table:table-cell>
          <table:table-cell office:value-type="float" office:value="1534542" table:style-name="ce4">
            <text:p>1.534.542</text:p>
          </table:table-cell>
          <table:table-cell office:value-type="string" table:style-name="ce1">
            <text:p>El egresado de negocios Internacionales es un profesional con visión global del mundo de los negocios, criterio acertado que le permite ser un actor flexible que se adapta de manera estratégica a los diferentes entornos de los negocios internacionales. El programa prepara al egresado en el dominio de los siguientes roles: Generador de iniciativas empresariales, Habilidad para establecer redes, Investigador de mercados internacionales, Administrador de procesos logísticos internacionales, Impulsor de las relaciones internacionales y Estratega Internacional.</text:p>
          </table:table-cell>
          <table:table-cell table:number-columns-repeated="16375"/>
        </table:table-row>
        <table:table-row table:style-name="ro5">
          <table:table-cell office:value-type="float" office:value="11" table:style-name="ce1">
            <text:p>11</text:p>
          </table:table-cell>
          <table:table-cell office:value-type="string" table:style-name="ce3">
            <text:p>Ingeniería Ambiental</text:p>
          </table:table-cell>
          <table:table-cell table:style-name="ce1"/>
          <table:table-cell office:value-type="float" office:value="8" table:style-name="ce1">
            <text:p>8</text:p>
          </table:table-cell>
          <table:table-cell office:value-type="string" table:style-name="ce1">
            <text:p> Ingeniero Ambiental</text:p>
          </table:table-cell>
          <table:table-cell office:value-type="string" table:style-name="ce1">
            <text:p>Ingenierías</text:p>
          </table:table-cell>
          <table:table-cell office:value-type="float" office:value="10" table:style-name="ce1">
            <text:p>10</text:p>
          </table:table-cell>
          <table:table-cell office:value-type="float" office:value="2188181" table:style-name="ce4">
            <text:p>2.188.181</text:p>
          </table:table-cell>
          <table:table-cell office:value-type="string" table:style-name="ce1">
            <text:p>La Ingeniería ambiental es una rama de la ingeniería que estudia los procesos naturales (químicos, físicos y biológicos) y su interacción con los procesos económicos, sociales, políticos y tecnológicos, con el fin de determinar el estado y las tendencias de los problemas ambientales resultantes para atenderlos con respuestas de ingeniería basadas en el conocimiento específico, el empirismo y la legislación aplicable que incluyen la prevención, el control, la mitigación, la compensación, la corrección y demás medidas de gestión ambiental en busca del desarrollo sostenible.</text:p>
          </table:table-cell>
          <table:table-cell table:number-columns-repeated="16375"/>
        </table:table-row>
        <table:table-row table:style-name="ro2">
          <table:table-cell office:value-type="float" office:value="12" table:style-name="ce1">
            <text:p>12</text:p>
          </table:table-cell>
          <table:table-cell office:value-type="string" table:style-name="ce3">
            <text:p>Ingeniería Civil</text:p>
          </table:table-cell>
          <table:table-cell table:style-name="ce1"/>
          <table:table-cell office:value-type="float" office:value="8" table:style-name="ce1">
            <text:p>8</text:p>
          </table:table-cell>
          <table:table-cell office:value-type="string" table:style-name="ce1">
            <text:p>Ingeniero Civil</text:p>
          </table:table-cell>
          <table:table-cell office:value-type="string" table:style-name="ce1">
            <text:p>Ingenierías</text:p>
          </table:table-cell>
          <table:table-cell office:value-type="float" office:value="10" table:style-name="ce1">
            <text:p>10</text:p>
          </table:table-cell>
          <table:table-cell office:value-type="float" office:value="2313527" table:style-name="ce4">
            <text:p>2.313.527</text:p>
          </table:table-cell>
          <table:table-cell office:value-type="string" table:style-name="ce1">
            <text:p>El programa de Ingeniería Civil integra elementos de las matemáticas, la física, las cienciassociales y humanas, para contribuir a la formación integral  de nuestros profesionales, de tal manera que nuestros egresados, sean capaces de planear, diseñar, calcular, dirigir y controlar, obras  y  proyectos desarrollados  en diferentes líneas de la ingeniería civil como: las estructuras y la edificación, Las vías  y los transportes, las obras hidráulicas, el  saneamiento ambiental, la geotecnia y las construcciones.</text:p>
          </table:table-cell>
          <table:table-cell table:number-columns-repeated="16375"/>
        </table:table-row>
        <table:table-row table:style-name="ro2">
          <table:table-cell office:value-type="float" office:value="13" table:style-name="ce1">
            <text:p>13</text:p>
          </table:table-cell>
          <table:table-cell office:value-type="string" table:style-name="ce3">
            <text:p>Ingeniería de Sistemas</text:p>
          </table:table-cell>
          <table:table-cell table:style-name="ce1"/>
          <table:table-cell office:value-type="float" office:value="8" table:style-name="ce1">
            <text:p>8</text:p>
          </table:table-cell>
          <table:table-cell office:value-type="string" table:style-name="ce1">
            <text:p>Ingeniero de Sistemas</text:p>
          </table:table-cell>
          <table:table-cell office:value-type="string" table:style-name="ce1">
            <text:p>Ingenierías</text:p>
          </table:table-cell>
          <table:table-cell office:value-type="float" office:value="10" table:style-name="ce1">
            <text:p>10</text:p>
          </table:table-cell>
          <table:table-cell office:value-type="float" office:value="2492650" table:style-name="ce4">
            <text:p>2.492.650</text:p>
          </table:table-cell>
          <table:table-cell office:value-type="string" table:style-name="ce1">
            <text:p>El Ingeniero de Sistemas de la Universidad de Medellín, en su ejercicio profesional estará en capacidad de: Diseñar sistemas y procesos que cumplan con las especificaciones deseadas. Modelar contextos de acuerdo a las necesidades establecidas, teniendo en cuenta las restricciones económicas, ambientales, sociales y de seguridad. Capacidad para identificar y formular problemas de ingeniería. Seleccionar, analizar, transformar y usar la información para soportar la toma de decisiones.</text:p>
          </table:table-cell>
          <table:table-cell table:number-columns-repeated="16375"/>
        </table:table-row>
        <table:table-row table:style-name="ro6">
          <table:table-cell office:value-type="float" office:value="14" table:style-name="ce1">
            <text:p>14</text:p>
          </table:table-cell>
          <table:table-cell office:value-type="string" table:style-name="ce3">
            <text:p>Ingeniería en Energía</text:p>
          </table:table-cell>
          <table:table-cell table:style-name="ce1"/>
          <table:table-cell office:value-type="float" office:value="8" table:style-name="ce1">
            <text:p>8</text:p>
          </table:table-cell>
          <table:table-cell office:value-type="string" table:style-name="ce1">
            <text:p>Ingeniero en Energía</text:p>
          </table:table-cell>
          <table:table-cell office:value-type="string" table:style-name="ce1">
            <text:p>Ingenierías</text:p>
          </table:table-cell>
          <table:table-cell office:value-type="float" office:value="10" table:style-name="ce1">
            <text:p>10</text:p>
          </table:table-cell>
          <table:table-cell table:style-name="ce5"/>
          <table:table-cell office:value-type="string" table:style-name="ce1">
            <text:p>El Ingeniero en Energía de la Universidad de Medellín deberá ser un profesional con las siguientes características: crear sistemas energéticos productivos, no contaminantes y ambientalmente realizables. Supervisar y controlar los sistemas de generación, conversión, transporte, distribución y comercialización de energía. Analizar y evaluar oportunidades para el aprovechamiento de fuentes energéticas convencionales y de energía renovable o alternativas.</text:p>
          </table:table-cell>
          <table:table-cell table:number-columns-repeated="16375"/>
        </table:table-row>
        <table:table-row table:style-name="ro5">
          <table:table-cell office:value-type="float" office:value="15" table:style-name="ce1">
            <text:p>15</text:p>
          </table:table-cell>
          <table:table-cell office:value-type="string" table:style-name="ce3">
            <text:p>Ingeniería Financiera</text:p>
          </table:table-cell>
          <table:table-cell table:style-name="ce1"/>
          <table:table-cell office:value-type="float" office:value="8" table:style-name="ce1">
            <text:p>8</text:p>
          </table:table-cell>
          <table:table-cell office:value-type="string" table:style-name="ce1">
            <text:p>Ingeniero Financiero</text:p>
          </table:table-cell>
          <table:table-cell office:value-type="string" table:style-name="ce1">
            <text:p>Ingenierías</text:p>
          </table:table-cell>
          <table:table-cell office:value-type="float" office:value="10" table:style-name="ce1">
            <text:p>10</text:p>
          </table:table-cell>
          <table:table-cell office:value-type="float" office:value="2331396" table:style-name="ce4">
            <text:p>2.331.396</text:p>
          </table:table-cell>
          <table:table-cell office:value-type="string" table:style-name="ce1">
            <text:p>Es un programa de pregrado en Ingeniería que tiene como objeto de estudio el diseño, desarrollo e implementación de instrumentos y procesos financieros innovadores, apoyada en herramientas matemáticas, estadísticas, de simulación y computación, para la gestión óptima del riesgo y la toma de decisiones financieras. La Ingeniería Financiera busca ir más allá de los contenidos tradicionales de enseñanza impartidos en nuestro medio académico, buscando formar profesionales con conocimientos sólidos en lo científico y técnico, innovadores, con capacidad para la toma de decisiones y dar soluciones a los problemas de su entorno.</text:p>
          </table:table-cell>
          <table:table-cell table:number-columns-repeated="16375"/>
        </table:table-row>
        <table:table-row table:style-name="ro5">
          <table:table-cell office:value-type="float" office:value="16" table:style-name="ce1">
            <text:p>16</text:p>
          </table:table-cell>
          <table:table-cell office:value-type="string" table:style-name="ce3">
            <text:p>Ingeniería de Telecomunicaciones</text:p>
          </table:table-cell>
          <table:table-cell table:style-name="ce1"/>
          <table:table-cell office:value-type="float" office:value="8" table:style-name="ce1">
            <text:p>8</text:p>
          </table:table-cell>
          <table:table-cell office:value-type="string" table:style-name="ce1">
            <text:p>Ingeniero de Telecomunicaciones</text:p>
          </table:table-cell>
          <table:table-cell office:value-type="string" table:style-name="ce1">
            <text:p>Ingenierías</text:p>
          </table:table-cell>
          <table:table-cell office:value-type="float" office:value="10" table:style-name="ce1">
            <text:p>10</text:p>
          </table:table-cell>
          <table:table-cell office:value-type="float" office:value="1762733" table:style-name="ce4">
            <text:p>1.762.733</text:p>
          </table:table-cell>
          <table:table-cell office:value-type="string" table:style-name="ce1">
            <text:p>Abarca el estudio de la rama del saber de mayor desarrollo científico y tecnológico a nivel mundial para el diseño e implementación de sistemas de comunicación automática de voz, datos, música, imágenes, textos, fax, etc.; a través del avance de la microelectrónica, el procesamiento de la información, el refinamiento de los medios de transmisión de alta capacidad, antenas de alta eficiencia, software de gran poder ejecutorio, todo ello para la prestación de nuevos, oportunos y eficientes servicios que contribuyan al desarrollo y mejoramiento de la sociedad global.</text:p>
          </table:table-cell>
          <table:table-cell table:number-columns-repeated="16375"/>
        </table:table-row>
        <table:table-row table:style-name="ro2">
          <table:table-cell office:value-type="float" office:value="17" table:style-name="ce1">
            <text:p>17</text:p>
          </table:table-cell>
          <table:table-cell office:value-type="string" table:style-name="ce3">
            <text:p>Ingeniería de Materiales</text:p>
          </table:table-cell>
          <table:table-cell table:style-name="ce1"/>
          <table:table-cell office:value-type="float" office:value="8" table:style-name="ce1">
            <text:p>8</text:p>
          </table:table-cell>
          <table:table-cell office:value-type="string" table:style-name="ce1">
            <text:p>Ingeniero en de Materiales</text:p>
          </table:table-cell>
          <table:table-cell office:value-type="string" table:style-name="ce1">
            <text:p>Ingenierías</text:p>
          </table:table-cell>
          <table:table-cell office:value-type="float" office:value="10" table:style-name="ce1">
            <text:p>10</text:p>
          </table:table-cell>
          <table:table-cell table:style-name="ce5"/>
          <table:table-cell office:value-type="string" table:style-name="ce1">
            <text:p>La Ingeniería de materiales tiene que ver con la generación y aplicación del conocimiento que relaciona la composición, estructura y procesado de los materiales con sus propiedades y usos. Surge como una doctrina coherente o un campo técnico con profundas raíces intelectuales. Combina de manera íntima el conocimiento de la materia con el mundo real de la función del material y su desempeño. Liga el estudio profundo, fundamental de la materia con el imperativo de la satisfacción de las necesidades humanas.</text:p>
          </table:table-cell>
          <table:table-cell table:number-columns-repeated="16375"/>
        </table:table-row>
        <table:table-row table:style-name="ro4">
          <table:table-cell office:value-type="float" office:value="18" table:style-name="ce1">
            <text:p>18</text:p>
          </table:table-cell>
          <table:table-cell office:value-type="string" table:style-name="ce3">
            <text:p>Ingeniería Industrial</text:p>
          </table:table-cell>
          <table:table-cell table:style-name="ce1"/>
          <table:table-cell office:value-type="float" office:value="8" table:style-name="ce1">
            <text:p>8</text:p>
          </table:table-cell>
          <table:table-cell office:value-type="string" table:style-name="ce1">
            <text:p>Ingeniero Industrial</text:p>
          </table:table-cell>
          <table:table-cell office:value-type="string" table:style-name="ce1">
            <text:p>Ingenierías</text:p>
          </table:table-cell>
          <table:table-cell office:value-type="float" office:value="10" table:style-name="ce1">
            <text:p>10</text:p>
          </table:table-cell>
          <table:table-cell table:style-name="ce5"/>
          <table:table-cell office:value-type="string" table:style-name="ce1">
            <text:p>La Ingeniería Industrial es una rama multidisciplinar de la ingeniería orientada a la aplicación de conocimientos interdisciplinares de ciencias básicas de la ingeniería (matemáticas y físicas), ciencias de la administración, finanzas y de materiales y procesos, en la solución de problemas y optimización de procesos productivos en las diferentes organizaciones industriales, tanto del sector real como de servicios. La Ingeniería Industrial proporciona herramientas que permiten el mejoramiento continuo de los procesos industriales a través del análisis cuantitativo de los procesos de transformación de materiales y transferencia de energía, la administración de los recursos de la producción, humanos, económicos y tecnológicos, la programación y planeación de la producción y la gestión logística y administración de la cadena de abastecimiento, todo enfocado hacia la optimización de las actividades industriales bajo un enfoque de restricciones ambientales y de acceso a los recursos de la producción.</text:p>
          </table:table-cell>
          <table:table-cell table:number-columns-repeated="16375"/>
        </table:table-row>
        <table:table-row table:style-name="ro7">
          <table:table-cell office:value-type="float" office:value="19" table:style-name="ce1">
            <text:p>19</text:p>
          </table:table-cell>
          <table:table-cell office:value-type="string" table:style-name="ce3">
            <text:p>Comunicación y Relaciones Corporativas</text:p>
          </table:table-cell>
          <table:table-cell table:style-name="ce1"/>
          <table:table-cell office:value-type="float" office:value="8" table:style-name="ce1">
            <text:p>8</text:p>
          </table:table-cell>
          <table:table-cell office:value-type="string" table:style-name="ce1">
            <text:p>Profesional en Comunicación y Relaciones Corporativas</text:p>
          </table:table-cell>
          <table:table-cell office:value-type="string" table:style-name="ce1">
            <text:p>Ciencias sociales y humanas</text:p>
          </table:table-cell>
          <table:table-cell office:value-type="float" office:value="10" table:style-name="ce1">
            <text:p>10</text:p>
          </table:table-cell>
          <table:table-cell office:value-type="float" office:value="1830304" table:style-name="ce4">
            <text:p>1.830.304</text:p>
          </table:table-cell>
          <table:table-cell office:value-type="string" table:style-name="ce4">
            <text:p>El comunicador y relacionista corporativo puede desarrollar su trabajo en organizaciones de los sectores público o privado, ya sean organizaciones productivas o de servicios, aportando su concepción estratégica de la comunicación y las relaciones corporativas para la construcción de cultura desde las interacciones, las transacciones y las actividades de coordinación y enlace. Podrá cumplir con actividades como: Realización de diagnósticos y pronósticos de comunicación interna y externa,Diseño de planes de comunicació. Formulación de procesos de comunicación, Evaluación sobre efectividad de procesos de comunicación, Auditoria de comunicaciones,Definición de públicos de un proyecto o producto, Definición de perfiles, clientes, usuarios o públicos y diseños de estrategias para convocarlosy hacer estrategias de medios de comunicación, estrategias de comunicación interpersonal y organizacional.</text:p>
            <text:p/>
          </table:table-cell>
          <table:table-cell table:number-columns-repeated="16375"/>
        </table:table-row>
        <table:table-row table:style-name="ro2">
          <table:table-cell office:value-type="float" office:value="20" table:style-name="ce1">
            <text:p>20</text:p>
          </table:table-cell>
          <table:table-cell office:value-type="string" table:style-name="ce3">
            <text:p>Comunicación Gráfica Publicitaria</text:p>
          </table:table-cell>
          <table:table-cell table:style-name="ce1"/>
          <table:table-cell office:value-type="float" office:value="8" table:style-name="ce1">
            <text:p>8</text:p>
          </table:table-cell>
          <table:table-cell office:value-type="string" table:style-name="ce1">
            <text:p>Comunicador Gráfico Publicitario</text:p>
          </table:table-cell>
          <table:table-cell office:value-type="string" table:style-name="ce1">
            <text:p>Ciencias sociales y humanas</text:p>
          </table:table-cell>
          <table:table-cell office:value-type="float" office:value="10" table:style-name="ce1">
            <text:p>10</text:p>
          </table:table-cell>
          <table:table-cell office:value-type="float" office:value="1492220" table:style-name="ce4">
            <text:p>1.492.220</text:p>
          </table:table-cell>
          <table:table-cell office:value-type="string" table:style-name="ce1">
            <text:p> El Programa de Comunicación Gráfica Publicitaria de la Universidad de Medellín busca contribuir a la formación integral de profesionales competentes en la solución de problemas de comunicación desde una perspectiva estratégica, mediante la intervención de procesos de intercambio de sentido desde lo gráfico-estético y persuasivo-publicitario, que propendan por el desarrollo de su contexto socio cultural, el fomento de la cultura investigativa, la enseñanza libre, la responsabilidad social y la excelencia académica.</text:p>
          </table:table-cell>
          <table:table-cell table:number-columns-repeated="16375"/>
        </table:table-row>
        <table:table-row table:style-name="ro6">
          <table:table-cell office:value-type="float" office:value="21" table:style-name="ce1">
            <text:p>21</text:p>
          </table:table-cell>
          <table:table-cell office:value-type="string" table:style-name="ce3">
            <text:p>Comunicación y Lenguajes Audiovisuales</text:p>
          </table:table-cell>
          <table:table-cell table:style-name="ce1"/>
          <table:table-cell office:value-type="float" office:value="8" table:style-name="ce1">
            <text:p>8</text:p>
          </table:table-cell>
          <table:table-cell office:value-type="string" table:style-name="ce1">
            <text:p>Profesional en Comunicación y Lenguajes Audiovisuales</text:p>
          </table:table-cell>
          <table:table-cell office:value-type="string" table:style-name="ce1">
            <text:p>Ciencias sociales y humanas</text:p>
          </table:table-cell>
          <table:table-cell office:value-type="float" office:value="10" table:style-name="ce1">
            <text:p>10</text:p>
          </table:table-cell>
          <table:table-cell office:value-type="float" office:value="1444428" table:style-name="ce4">
            <text:p>1.444.428</text:p>
          </table:table-cell>
          <table:table-cell office:value-type="string" table:style-name="ce1">
            <text:p>El objeto de estudio del programa lo constituyen la comunicación y los lenguajes audiovisuales aplicados en todos los procesos de creación, producción y realización de piezas de fotografía, vídeo, televisión, cine, sonido y animación en soportes análogos y/o digitales.</text:p>
          </table:table-cell>
          <table:table-cell table:number-columns-repeated="16375"/>
        </table:table-row>
        <table:table-row table:style-name="ro2">
          <table:table-cell office:value-type="float" office:value="22" table:style-name="ce1">
            <text:p>22</text:p>
          </table:table-cell>
          <table:table-cell office:value-type="string" table:style-name="ce3">
            <text:p>Comunicación y Entretenimiento Digital</text:p>
          </table:table-cell>
          <table:table-cell table:style-name="ce1"/>
          <table:table-cell office:value-type="float" office:value="8" table:style-name="ce1">
            <text:p>8</text:p>
          </table:table-cell>
          <table:table-cell office:value-type="string" table:style-name="ce1">
            <text:p>Comunicador en Entretenimiento Digital</text:p>
          </table:table-cell>
          <table:table-cell office:value-type="string" table:style-name="ce1">
            <text:p>Ciencias sociales y humanas</text:p>
          </table:table-cell>
          <table:table-cell office:value-type="float" office:value="10" table:style-name="ce1">
            <text:p>10</text:p>
          </table:table-cell>
          <table:table-cell table:style-name="ce5"/>
          <table:table-cell office:value-type="string" table:style-name="ce1">
            <text:p>La formación de comunicadores capaces de impactar lo social a través de la investigación y el conocimiento de su objeto. En este caso, con un componente específico en la cultura del entretenimiento, la proyección y la producción de contenidos aplicados al mundo digital orientado al entretenimiento y a los procesos de innovación y tecnologíarutapp en la comunicación digital. En resumen, generar competencias para interpretar, crear y gestionar contenidos que permitan la relación entre los mundos analógicos y digitales.</text:p>
          </table:table-cell>
          <table:table-cell table:number-columns-repeated="16375"/>
        </table:table-row>
        <table:table-row table:style-name="ro3">
          <table:table-cell office:value-type="float" office:value="23" table:style-name="ce1">
            <text:p>23</text:p>
          </table:table-cell>
          <table:table-cell office:value-type="string" table:style-name="ce3">
            <text:p>Computación Científica</text:p>
          </table:table-cell>
          <table:table-cell table:style-name="ce1"/>
          <table:table-cell office:value-type="float" office:value="8" table:style-name="ce1">
            <text:p>8</text:p>
          </table:table-cell>
          <table:table-cell office:value-type="string" table:style-name="ce1">
            <text:p>Profesional en Computación Científica</text:p>
          </table:table-cell>
          <table:table-cell office:value-type="string" table:style-name="ce1">
            <text:p>Ciencias naturales y matemáticas</text:p>
          </table:table-cell>
          <table:table-cell office:value-type="float" office:value="10" table:style-name="ce1">
            <text:p>10</text:p>
          </table:table-cell>
          <table:table-cell table:style-name="ce5"/>
          <table:table-cell office:value-type="string" table:style-name="ce1">
            <text:p>Profesional en Computación Científica dominarás las herramientas, técnicas y teorías de la súper-computación moderna y las ciencias básicas (Matemática, Estadística, Física, Química, Biología) para resolver modelos matemáticos que representan problemas de gran dificultad en la Ciencia, la Ingeniería y la Industria en general, aspecto que te permitirá ser un profesional mas competitivo y acceder a mas oportunidades del mundo laboral. La Computación Científica complementa de manera ideal el trabajo teórico y experimental ya que permite alcanzar soluciones imposibles de alcanzar a nivel puramente teórico y asi mismo permite realizar experimentos virtuales de situaciones muy costosas, peligrosas o dificiles de manipular en el experimento real. De esta manera, se pueden realizar en el computador diversidad de experimentos usando diferentes entradas alternativas o suposiciones. </text:p>
          </table:table-cell>
          <table:table-cell table:number-columns-repeated="16375"/>
        </table:table-row>
        <table:table-row table:number-rows-repeated="104855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currency-style style:name="N36P0" number:language="es" number:country="CO">
      <number:currency-symbol number:language="es" number:country="CO">$</number:currency-symbol>
      <number:number number:decimal-places="2" number:min-integer-digits="1" number:grouping="true"/>
    </number:currency-style>
    <number:currency-style style:name="N36" number:language="es" number:country="CO">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1in" fo:margin-bottom="1in" fo:margin-left="0.75in" fo:margin-right="0.75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Laura  Vargas</meta:initial-creator>
    <dc:creator>Daniel Velásquez</dc:creator>
    <meta:creation-date>2014-11-24T23:02:15Z</meta:creation-date>
    <dc:date>2014-11-25T03:40:40Z</dc:date>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